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, 'Droid Sans Mono', monospace, monospace, 'Droid Sans Fallback'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 Mono" fo:font-size="14pt" fo:font-weight="bold" officeooo:rsid="00154d9e" officeooo:paragraph-rsid="00154d9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JetBrains Mono" fo:font-size="14pt" style:text-underline-style="solid" style:text-underline-width="auto" style:text-underline-color="font-color" fo:font-weight="bold" officeooo:rsid="00154d9e" officeooo:paragraph-rsid="00154d9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JetBrains Mono" fo:font-size="14pt" style:text-underline-style="solid" style:text-underline-width="auto" style:text-underline-color="font-color" fo:font-weight="bold" officeooo:rsid="00154d9e" officeooo:paragraph-rsid="00154d9e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69cm"/>
      <style:text-properties fo:color="#000000" style:font-name="JetBrains Mono1" fo:font-size="14.1999998092651pt" fo:font-weight="normal" fo:background-color="#ffffff"/>
    </style:style>
    <style:style style:name="P5" style:family="paragraph" style:parent-style-name="Standard">
      <style:paragraph-properties fo:text-align="start" style:justify-single-word="false"/>
      <style:text-properties fo:color="#000000" style:font-name="JetBrains Mono1" fo:font-size="14.1999998092651pt" style:text-underline-style="none" fo:font-weight="normal" officeooo:rsid="00154d9e" officeooo:paragraph-rsid="00154d9e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69cm"/>
    </style:style>
    <style:style style:name="P7" style:family="paragraph" style:parent-style-name="Standard">
      <style:paragraph-properties fo:margin-top="0cm" fo:margin-bottom="0.499cm" loext:contextual-spacing="false" style:line-height-at-least="0.69cm"/>
    </style:style>
    <style:style style:name="P8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color="#098658"/>
    </style:style>
    <style:style style:name="T4" style:family="text">
      <style:text-properties fo:color="#0000ff"/>
    </style:style>
    <style:style style:name="T5" style:family="text">
      <style:text-properties fo:color="#a31515"/>
    </style:style>
    <style:style style:name="T6" style:family="text">
      <style:text-properties fo:color="#795e26"/>
    </style:style>
    <style:style style:name="T7" style:family="text">
      <style:text-properties officeooo:rsid="00167a53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5"/>C SECTION <text:s text:c="2"/>4<text:span text:style-name="T1">th</text:span> SEM <text:s text:c="5"/>MOHAMMAD TOFIK</text:p>
      <text:p text:style-name="P1"/>
      <text:p text:style-name="P1"><draw:line text:anchor-type="paragraph" draw:z-index="0" draw:name="Shape1" draw:style-name="gr1" draw:text-style-name="P8" svg:x1="-0.078cm" svg:y1="0.395cm" svg:x2="16.323cm" svg:y2="0.395cm"><text:p/></draw:line></text:p>
      <text:p text:style-name="P1"/>
      <text:p text:style-name="P2">LAB <text:span text:style-name="T7">3</text:span> :</text:p>
      <text:p text:style-name="P3"/>
      <text:p text:style-name="P5"><text:span text:style-name="T3">1</text:span>.) Find courses that ran <text:span text:style-name="T4">in</text:span> Fall <text:span text:style-name="T3">2009</text:span> <text:span text:style-name="T4">or</text:span> <text:span text:style-name="T4">in</text:span> Spring <text:span text:style-name="T3">2010</text:span></text:p>
      <text:p text:style-name="P6"/>
      <text:p text:style-name="P4"><text:span text:style-name="T4">SELECT</text:span> course_id <text:span text:style-name="T4">FROM</text:span> section <text:span text:style-name="T4">WHERE</text:span> semester = <text:span text:style-name="T5">'Fall'</text:span> <text:span text:style-name="T4">AND</text:span> <text:span text:style-name="T6">year</text:span> = <text:span text:style-name="T3">2009</text:span> <text:span text:style-name="T4">UNION ALL</text:span></text:p>
      <text:p text:style-name="P4"><text:span text:style-name="T4">SELECT</text:span> course_id <text:span text:style-name="T4">FROM</text:span> section <text:span text:style-name="T4">WHERE</text:span> semester = <text:span text:style-name="T5">'Spring'</text:span> <text:span text:style-name="T4">and</text:span> <text:span text:style-name="T6">year</text:span> = <text:span text:style-name="T3">2010</text:span>; </text:p>
      <text:p text:style-name="P6"/>
      <text:p text:style-name="P4"><text:span text:style-name="T3">2</text:span>.) Find courses that ran <text:span text:style-name="T4">in</text:span> Fall <text:span text:style-name="T3">2009</text:span> <text:span text:style-name="T4">and</text:span> <text:span text:style-name="T4">in</text:span> spring <text:span text:style-name="T3">2010</text:span></text:p>
      <text:p text:style-name="P6"/>
      <text:p text:style-name="P4"><text:span text:style-name="T4">SELECT</text:span> course_id <text:span text:style-name="T4">FROM</text:span> section <text:span text:style-name="T4">WHERE</text:span> semester = <text:span text:style-name="T5">'Fall'</text:span> <text:span text:style-name="T4">AND</text:span> <text:span text:style-name="T6">year</text:span> = <text:span text:style-name="T3">2009</text:span> INTERSECT </text:p>
      <text:p text:style-name="P4"><text:span text:style-name="T4">SELECT</text:span> course_id <text:span text:style-name="T4">FROM</text:span> section <text:span text:style-name="T4">WHERE</text:span> semester = <text:span text:style-name="T5">'Spring'</text:span> <text:span text:style-name="T4">and</text:span> <text:span text:style-name="T6">year</text:span> = <text:span text:style-name="T3">2010</text:span>; </text:p>
      <text:p text:style-name="P6"/>
      <text:p text:style-name="P4"><text:span text:style-name="T3">3</text:span>.) Find courses that ran <text:span text:style-name="T4">in</text:span> Fall <text:span text:style-name="T3">2009</text:span> but <text:span text:style-name="T4">not</text:span> <text:span text:style-name="T4">in</text:span> Spring <text:span text:style-name="T3">2010</text:span></text:p>
      <text:p text:style-name="P6"/>
      <text:p text:style-name="P4"><text:span text:style-name="T4">SELECT</text:span> course_id <text:span text:style-name="T4">FROM</text:span> section <text:span text:style-name="T4">WHERE</text:span> semester = <text:span text:style-name="T5">'Fall'</text:span> <text:span text:style-name="T4">AND</text:span> <text:span text:style-name="T6">year</text:span> = <text:span text:style-name="T3">2009</text:span> MINUS </text:p>
      <text:p text:style-name="P4"><text:span text:style-name="T4">SELECT</text:span> course_id <text:span text:style-name="T4">FROM</text:span> section <text:span text:style-name="T4">WHERE</text:span> semester = <text:span text:style-name="T5">'Spring'</text:span> <text:span text:style-name="T4">and</text:span> <text:span text:style-name="T6">year</text:span> = <text:span text:style-name="T3">2010</text:span>; </text:p>
      <text:p text:style-name="P6"/>
      <text:p text:style-name="P4"><text:span text:style-name="T3">4</text:span>.) Find the <text:span text:style-name="T4">name</text:span> of the course for which <text:span text:style-name="T4">none</text:span> of the students registered. </text:p>
      <text:p text:style-name="P6"/>
      <text:p text:style-name="P4"><text:span text:style-name="T4">SELECT</text:span> course.title <text:span text:style-name="T4">FROM</text:span> course <text:span text:style-name="T4">WHERE</text:span> course.course_id <text:span text:style-name="T4">NOT</text:span> <text:span text:style-name="T4">IN</text:span> (<text:span text:style-name="T4">SELECT</text:span> takes.course_id <text:span text:style-name="T4">FROM</text:span> takes);</text:p>
      <text:p text:style-name="P6"/>
      <text:p text:style-name="P4"><text:span text:style-name="T3">5</text:span>.) Find courses offered <text:span text:style-name="T4">in</text:span> Fall <text:span text:style-name="T3">2009</text:span> <text:span text:style-name="T4">and</text:span> <text:span text:style-name="T4">in</text:span> Spring <text:span text:style-name="T3">2010</text:span>.</text:p>
      <text:p text:style-name="P6"><text:soft-page-break/></text:p>
      <text:p text:style-name="P4"><text:span text:style-name="T4">SELECT</text:span> s1.course_id <text:span text:style-name="T4">FROM</text:span> section s1 <text:span text:style-name="T4">WHERE</text:span> semester = <text:span text:style-name="T5">'Fall'</text:span> <text:span text:style-name="T4">AND</text:span> <text:span text:style-name="T6">year</text:span> = <text:span text:style-name="T3">2009</text:span> <text:span text:style-name="T4">AND</text:span> s1.course_id <text:span text:style-name="T4">IN</text:span> (<text:span text:style-name="T4">SELECT</text:span> s2.course_id <text:span text:style-name="T4">FROM</text:span> section s2 <text:span text:style-name="T4">WHERE</text:span> semester = <text:span text:style-name="T5">'Spring'</text:span> <text:span text:style-name="T4">and</text:span> <text:span text:style-name="T6">year</text:span> = <text:span text:style-name="T3">2010</text:span> ); </text:p>
      <text:p text:style-name="P6"/>
      <text:p text:style-name="P4"><text:span text:style-name="T3">6</text:span>.) Find the total <text:span text:style-name="T4">number</text:span> of students who have taken course taught <text:span text:style-name="T4">by</text:span> the instructor <text:span text:style-name="T4">with</text:span> ID <text:span text:style-name="T3">10101</text:span>.</text:p>
      <text:p text:style-name="P6"/>
      <text:p text:style-name="P6"><text:tab/></text:p>
      <text:p text:style-name="P4"><text:span text:style-name="T3">7</text:span>.) Find courses offered <text:span text:style-name="T4">in</text:span> Fall <text:span text:style-name="T3">2009</text:span> but <text:span text:style-name="T4">not</text:span> <text:span text:style-name="T4">in</text:span> Spring <text:span text:style-name="T3">2010</text:span>.</text:p>
      <text:p text:style-name="P6"/>
      <text:p text:style-name="P4"><text:span text:style-name="T4">SELECT</text:span> s1.course_id <text:span text:style-name="T4">FROM</text:span> section s1 <text:span text:style-name="T4">WHERE</text:span> semester = <text:span text:style-name="T5">'Fall'</text:span> <text:span text:style-name="T4">AND</text:span> <text:span text:style-name="T6">year</text:span> = <text:span text:style-name="T3">2009</text:span> <text:span text:style-name="T4">AND</text:span> s1.course_id <text:span text:style-name="T4">NOT</text:span> <text:span text:style-name="T4">IN</text:span> (<text:span text:style-name="T4">SELECT</text:span> s2.course_id <text:span text:style-name="T4">FROM</text:span> section s2 <text:span text:style-name="T4">WHERE</text:span> semester = <text:span text:style-name="T5">'Spring'</text:span> <text:span text:style-name="T4">and</text:span> <text:span text:style-name="T6">year</text:span> = <text:span text:style-name="T3">2010</text:span> ); </text:p>
      <text:p text:style-name="P6"/>
      <text:p text:style-name="P4"><text:span text:style-name="T3">8</text:span>.) Find the names of all students whose <text:span text:style-name="T4">name</text:span> <text:span text:style-name="T4">is</text:span> same <text:span text:style-name="T4">as</text:span> the instructor’s <text:span text:style-name="T4">name</text:span>.</text:p>
      <text:p text:style-name="P6"/>
      <text:p text:style-name="P4"><text:span text:style-name="T4">SELECT</text:span> UNIQUE student.name <text:span text:style-name="T4">FROM</text:span> student <text:span text:style-name="T4">WHERE</text:span> student.name <text:span text:style-name="T4">IN</text:span> (<text:span text:style-name="T4">SELECT</text:span> instructor.name <text:span text:style-name="T4">FROM</text:span> instructor); </text:p>
      <text:p text:style-name="P6"/>
      <text:p text:style-name="P4"><text:span text:style-name="T3">9</text:span>.) Find names of instructors <text:span text:style-name="T4">with</text:span> salary greater than that of some (<text:span text:style-name="T4">at</text:span> least one) instructor <text:span text:style-name="T4">in</text:span> the Biology department.</text:p>
      <text:p text:style-name="P4"/>
      <text:p text:style-name="P4"><text:span text:style-name="T4">SELECT</text:span> i1.name <text:span text:style-name="T4">FROM</text:span> instructor i1 <text:span text:style-name="T4">WHERE</text:span> i1.salary &gt; SOME(<text:span text:style-name="T4">SELECT</text:span> i2.salary <text:span text:style-name="T4">FROM</text:span> instructor i2 <text:span text:style-name="T4">WHERE</text:span> i2.dept_name = <text:span text:style-name="T5">'Biology'</text:span>); </text:p>
      <text:p text:style-name="P6"/>
      <text:p text:style-name="P4"><text:span text:style-name="T3">10</text:span>.) Find the names of all instructors whose salary <text:span text:style-name="T4">is</text:span> greater than the salary of all instructors <text:span text:style-name="T4">in</text:span> the Biology department.</text:p>
      <text:p text:style-name="P6"/>
      <text:p text:style-name="P4"><text:soft-page-break/><text:span text:style-name="T4">SELECT</text:span> i1.name <text:span text:style-name="T4">FROM</text:span> instructor i1 <text:span text:style-name="T4">WHERE</text:span> i1.salary &gt; ALL(<text:span text:style-name="T4">SELECT</text:span> i2.salary <text:span text:style-name="T4">FROM</text:span> instructor i2 <text:span text:style-name="T4">WHERE</text:span> i2.dept_name = <text:span text:style-name="T5">'Biology'</text:span> ); </text:p>
      <text:p text:style-name="P6"/>
      <text:p text:style-name="P4"><text:span text:style-name="T3">11</text:span>.) Find the departments that have the highest average salary.</text:p>
      <text:p text:style-name="P6"/>
      <text:p text:style-name="P4"><text:span text:style-name="T4">SELECT</text:span> dept_name <text:span text:style-name="T4">FROM</text:span>(<text:span text:style-name="T4">SELECT</text:span> dept_name, <text:span text:style-name="T6">avg</text:span>(salary) avgsal <text:span text:style-name="T4">FROM</text:span> instructor <text:span text:style-name="T4">GROUP BY</text:span> dept_name) <text:span text:style-name="T4">WHERE</text:span> avgsal = (<text:span text:style-name="T4">SELECT</text:span> <text:span text:style-name="T6">MAX</text:span>(avgsal) <text:span text:style-name="T4">FROM</text:span> (<text:span text:style-name="T4">SELECT</text:span> dept_name, <text:span text:style-name="T6">AVG</text:span>(salary) avgsal <text:span text:style-name="T4">FROM</text:span> instructor <text:span text:style-name="T4">GROUP BY</text:span> dept_name)); </text:p>
      <text:p text:style-name="P6"/>
      <text:p text:style-name="P4"><text:span text:style-name="T3">12</text:span>.) Find the names of those departments whose budget <text:span text:style-name="T4">is</text:span> lesser than the average salary of all instructors.</text:p>
      <text:p text:style-name="P6"/>
      <text:p text:style-name="P4"><text:span text:style-name="T4">SELECT</text:span> department.dept_name <text:span text:style-name="T4">FROM</text:span> department <text:span text:style-name="T4">WHERE</text:span> department.budget &lt; (<text:span text:style-name="T4">SELECT</text:span> <text:span text:style-name="T6">avg</text:span>(salary) avgsal <text:span text:style-name="T4">FROM</text:span> instructor); </text:p>
      <text:p text:style-name="P6"/>
      <text:p text:style-name="P4"><text:span text:style-name="T3">13</text:span>.) Find all courses taught <text:span text:style-name="T4">in</text:span> both the Fall <text:span text:style-name="T3">2009</text:span> semester <text:span text:style-name="T4">and</text:span> <text:span text:style-name="T4">in</text:span> the Spring <text:span text:style-name="T3">2010</text:span> semester.</text:p>
      <text:p text:style-name="P6"/>
      <text:p text:style-name="P4"><text:span text:style-name="T4">SELECT</text:span> course_id <text:span text:style-name="T4">from</text:span> section S <text:span text:style-name="T4">where</text:span> semester = <text:span text:style-name="T5">'Fall'</text:span> <text:span text:style-name="T4">and</text:span> <text:span text:style-name="T6">year</text:span> = <text:span text:style-name="T3">2009</text:span> <text:span text:style-name="T4">and</text:span> <text:span text:style-name="T4">exists</text:span> (<text:span text:style-name="T4">select</text:span> * <text:span text:style-name="T4">from</text:span> section T <text:span text:style-name="T4">where</text:span> semester = <text:span text:style-name="T5">'Spring'</text:span> <text:span text:style-name="T4">and</text:span> <text:span text:style-name="T6">year</text:span> = <text:span text:style-name="T3">2010</text:span> <text:span text:style-name="T4">and</text:span> S.course_id = T.course_id);</text:p>
      <text:p text:style-name="P6"/>
      <text:p text:style-name="P4"><text:span text:style-name="T3">14</text:span>.) Find all students who have taken all courses offered <text:span text:style-name="T4">in</text:span> the Biology department </text:p>
      <text:p text:style-name="P6"/>
      <text:p text:style-name="P4"><text:span text:style-name="T4">SELECT DISTINCT</text:span> S.ID, S.name <text:span text:style-name="T4">FROM</text:span> student S <text:span text:style-name="T4">WHERE</text:span> <text:span text:style-name="T4">NOT</text:span> <text:span text:style-name="T4">EXISTS</text:span>((<text:span text:style-name="T4">SELECT</text:span> course_id <text:span text:style-name="T4">FROM</text:span> course <text:span text:style-name="T4">WHERE</text:span> dept_name = <text:span text:style-name="T5">'Biology'</text:span>) MINUS(<text:span text:style-name="T4">SELECT</text:span> T.course_id <text:span text:style-name="T4">FROM</text:span> takes T <text:span text:style-name="T4">WHERE</text:span> S.ID = T.ID));</text:p>
      <text:p text:style-name="P6"/>
      <text:p text:style-name="P6"/>
      <text:p text:style-name="P6"/>
      <text:p text:style-name="P6"><text:soft-page-break/></text:p>
      <text:p text:style-name="P4"><text:span text:style-name="T3">15</text:span>.) Find all courses that were offered <text:span text:style-name="T4">at</text:span> most once <text:span text:style-name="T4">in</text:span> <text:span text:style-name="T3">2009</text:span>.</text:p>
      <text:p text:style-name="P4"/>
      <text:p text:style-name="P4"><text:span text:style-name="T4">SELECT</text:span> course_id <text:span text:style-name="T4">from</text:span> (<text:span text:style-name="T4">SELECT</text:span> course_id, <text:span text:style-name="T6">count</text:span> (*) <text:span text:style-name="T6">count</text:span> <text:span text:style-name="T4">FROM</text:span> section <text:span text:style-name="T4">WHERE</text:span> section.year=<text:span text:style-name="T3">2009</text:span> <text:span text:style-name="T4">group by</text:span> course_id) <text:span text:style-name="T4">WHERE</text:span> <text:span text:style-name="T6">count</text:span>=<text:span text:style-name="T3">1</text:span>;</text:p>
      <text:p text:style-name="P6"/>
      <text:p text:style-name="P4"><text:span text:style-name="T3">16</text:span>.) Find all the students who have opted <text:span text:style-name="T4">at</text:span> least two courses offered <text:span text:style-name="T4">by</text:span> CSE department.</text:p>
      <text:p text:style-name="P6"/>
      <text:p text:style-name="P4"><text:span text:style-name="T4">SELECT</text:span> id <text:span text:style-name="T4">FROM</text:span> (<text:span text:style-name="T4">select</text:span> id,<text:span text:style-name="T6">count</text:span>(*) <text:span text:style-name="T6">count</text:span> <text:span text:style-name="T4">FROM</text:span> takes <text:span text:style-name="T4">WHERE</text:span> takes.course_id <text:span text:style-name="T4">like</text:span> <text:span text:style-name="T5">'CS%'</text:span> <text:span text:style-name="T4">group by</text:span> id) <text:span text:style-name="T4">WHERE</text:span> <text:span text:style-name="T6">count</text:span>&gt;=<text:span text:style-name="T3">2</text:span>;</text:p>
      <text:p text:style-name="P6"/>
      <text:p text:style-name="P4"><text:span text:style-name="T3">17</text:span>.) Find the average instructors salary of those departments <text:span text:style-name="T4">where</text:span> the average salary <text:span text:style-name="T4">is</text:span> greater than <text:span text:style-name="T3">42000</text:span></text:p>
      <text:p text:style-name="P6"/>
      <text:p text:style-name="P4"><text:span text:style-name="T4">SELECT</text:span> dept_name, avg_salary <text:span text:style-name="T4">FROM</text:span> (<text:span text:style-name="T4">SELECT</text:span> dept_name, <text:span text:style-name="T6">AVG</text:span>(salary) avg_salary <text:span text:style-name="T4">FROM</text:span> instructor <text:span text:style-name="T4">GROUP BY</text:span> dept_name) <text:span text:style-name="T4">WHERE</text:span> avg_salary &gt; <text:span text:style-name="T3">42000</text:span>;</text:p>
      <text:p text:style-name="P7"/>
      <text:p text:style-name="P4"><text:span text:style-name="T3">18</text:span>.) <text:span text:style-name="T4">Create</text:span> a view all_courses consisting of course sections offered <text:span text:style-name="T4">by</text:span> Physics department <text:span text:style-name="T4">in</text:span> the Fall <text:span text:style-name="T3">2009</text:span>, <text:span text:style-name="T4">with</text:span> the building <text:span text:style-name="T4">and</text:span> room <text:span text:style-name="T4">number</text:span> of each section.</text:p>
      <text:p text:style-name="P4"/>
      <text:p text:style-name="P4"><text:span text:style-name="T4">CREATE</text:span> VIEW all_courses <text:span text:style-name="T4">as</text:span> <text:span text:style-name="T4">SELECT</text:span> section.course_id, building, room_number <text:span text:style-name="T4">FROM</text:span> section, course <text:span text:style-name="T4">WHERE</text:span> semester = <text:span text:style-name="T5">'Fall'</text:span> <text:span text:style-name="T4">AND</text:span> <text:span text:style-name="T6">year</text:span> = <text:span text:style-name="T3">2009</text:span> <text:span text:style-name="T4">AND</text:span> section.course_id = course.course_id <text:span text:style-name="T4">AND</text:span> dept_name = <text:span text:style-name="T5">'Physics'</text:span>;</text:p>
      <text:p text:style-name="P7"/>
      <text:p text:style-name="P7"/>
      <text:p text:style-name="P7"/>
      <text:p text:style-name="P7"><text:soft-page-break/></text:p>
      <text:p text:style-name="P4"><text:span text:style-name="T3">19</text:span>.) <text:span text:style-name="T4">Select</text:span> all the courses <text:span text:style-name="T4">from</text:span> all_courses view. </text:p>
      <text:p text:style-name="P6"/>
      <text:p text:style-name="P4"><text:span text:style-name="T4">SELECT</text:span> course_id <text:span text:style-name="T4">FROM</text:span> all_courses;</text:p>
      <text:p text:style-name="P7"/>
      <text:p text:style-name="P4"><text:span text:style-name="T3">20</text:span>.) <text:span text:style-name="T4">Create</text:span> a view department_total_salary consisting of department <text:span text:style-name="T4">name</text:span> <text:span text:style-name="T4">and</text:span> total salary of that department.</text:p>
      <text:p text:style-name="P6"/>
      <text:p text:style-name="P4"><text:span text:style-name="T4">CREATE</text:span> <text:span text:style-name="T4">VIEW</text:span> <text:span text:style-name="T6">department_total_salary</text:span> <text:span text:style-name="T4">as</text:span> <text:span text:style-name="T4">SELECT</text:span> dept_name, <text:span text:style-name="T6">SUM</text:span>(salary) sum_sal <text:span text:style-name="T4">FROM</text:span> instructor <text:span text:style-name="T4">GROUP BY</text:span> dept_name;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, 'Droid Sans Mono', monospace, monospace, 'Droid Sans Fallback'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5:06:42.523329580</meta:creation-date>
    <dc:date>2021-05-19T15:22:00.103401220</dc:date>
    <meta:editing-duration>PT1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45" meta:word-count="698" meta:character-count="4454" meta:non-whitespace-character-count="3772"/>
  </office:meta>
</office:document-meta>
</file>